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4" style:family="table-column">
      <style:table-column-properties fo:break-before="auto" style:column-width="0.892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102" style:family="table-column">
      <style:table-column-properties fo:break-before="auto" style:column-width="0.889in"/>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7" style:family="table-row">
      <style:table-row-properties style:row-height="2.4571in" fo:break-before="auto" style:use-optimal-row-height="true"/>
    </style:style>
    <style:style style:name="ro67" style:family="table-row">
      <style:table-row-properties style:row-height="0.6409in" fo:break-before="auto" style:use-optimal-row-height="true"/>
    </style:style>
    <style:style style:name="ro108" style:family="table-row">
      <style:table-row-properties style:row-height="1.3437in" fo:break-before="auto" style:use-optimal-row-height="true"/>
    </style:style>
    <style:style style:name="ro109" style:family="table-row">
      <style:table-row-properties style:row-height="1.5484in" fo:break-before="auto" style:use-optimal-row-height="true"/>
    </style:style>
    <style:style style:name="ro110" style:family="table-row">
      <style:table-row-properties style:row-height="0.7925in" fo:break-before="auto" style:use-optimal-row-height="true"/>
    </style:style>
    <style:style style:name="ro74" style:family="table-row">
      <style:table-row-properties style:row-height="1.0945in" fo:break-before="auto" style:use-optimal-row-height="true"/>
    </style:style>
    <style:style style:name="ro111" style:family="table-row">
      <style:table-row-properties style:row-height="2.759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75" style:family="table-row">
      <style:table-row-properties style:row-height="0.222in" fo:break-before="auto" style:use-optimal-row-height="true"/>
    </style:style>
    <style:style style:name="ro78" style:family="table-row">
      <style:table-row-properties style:row-height="0.3736in" fo:break-before="auto" style:use-optimal-row-height="true"/>
    </style:style>
    <style:style style:name="ro79" style:family="table-row">
      <style:table-row-properties style:row-height="2.1898in" fo:break-before="auto" style:use-optimal-row-height="true"/>
    </style:style>
    <style:style style:name="ro80" style:family="table-row">
      <style:table-row-properties style:row-height="1.1307in" fo:break-before="auto" style:use-optimal-row-height="true"/>
    </style:style>
    <style:style style:name="ro81" style:family="table-row">
      <style:table-row-properties style:row-height="1.2047in" fo:break-before="auto" style:use-optimal-row-height="true"/>
    </style:style>
    <style:style style:name="ro82" style:family="table-row">
      <style:table-row-properties style:row-height="4.2953in" fo:break-before="auto" style:use-optimal-row-height="true"/>
    </style:style>
    <style:style style:name="ro83" style:family="table-row">
      <style:table-row-properties style:row-height="0.5252in" fo:break-before="auto" style:use-optimal-row-height="true"/>
    </style:style>
    <style:style style:name="ro84" style:family="table-row">
      <style:table-row-properties style:row-height="1.8909in" fo:break-before="auto" style:use-optimal-row-height="true"/>
    </style:style>
    <style:style style:name="ro85" style:family="table-row">
      <style:table-row-properties style:row-height="2.0382in" fo:break-before="auto" style:use-optimal-row-height="true"/>
    </style:style>
    <style:style style:name="ro86" style:family="table-row">
      <style:table-row-properties style:row-height="2.6346in" fo:break-before="auto" style:use-optimal-row-height="true"/>
    </style:style>
    <style:style style:name="ro90" style:family="table-row">
      <style:table-row-properties style:row-height="2.6709in" fo:break-before="auto" style:use-optimal-row-height="true"/>
    </style:style>
    <style:style style:name="ro91" style:family="table-row">
      <style:table-row-properties style:row-height="2.7953in" fo:break-before="auto" style:use-optimal-row-height="true"/>
    </style:style>
    <style:style style:name="ro92" style:family="table-row">
      <style:table-row-properties style:row-height="1.4335in" fo:break-before="auto" style:use-optimal-row-height="true"/>
    </style:style>
    <style:style style:name="ro93" style:family="table-row">
      <style:table-row-properties style:row-height="0.9791in" fo:break-before="auto" style:use-optimal-row-height="true"/>
    </style:style>
    <style:style style:name="ro94" style:family="table-row">
      <style:table-row-properties style:row-height="1.8866in" fo:break-before="auto" style:use-optimal-row-height="true"/>
    </style:style>
    <style:style style:name="ro95" style:family="table-row">
      <style:table-row-properties style:row-height="1.2819in" fo:break-before="auto" style:use-optimal-row-height="true"/>
    </style:style>
    <style:style style:name="ro96" style:family="table-row">
      <style:table-row-properties style:row-height="2.8307in" fo:break-before="auto" style:use-optimal-row-height="true"/>
    </style:style>
    <style:style style:name="ro97" style:family="table-row">
      <style:table-row-properties style:row-height="3.1335in" fo:break-before="auto" style:use-optimal-row-height="true"/>
    </style:style>
    <style:style style:name="ro98" style:family="table-row">
      <style:table-row-properties style:row-height="4.202in" fo:break-before="auto" style:use-optimal-row-height="true"/>
    </style:style>
    <style:style style:name="ro99" style:family="table-row">
      <style:table-row-properties style:row-height="3.2492in" fo:break-before="auto" style:use-optimal-row-height="true"/>
    </style:style>
    <style:style style:name="ro100" style:family="table-row">
      <style:table-row-properties style:row-height="2.6437in" fo:break-before="auto" style:use-optimal-row-height="true"/>
    </style:style>
    <style:style style:name="ro101" style:family="table-row">
      <style:table-row-properties style:row-height="2.3772in" fo:break-before="auto" style:use-optimal-row-height="true"/>
    </style:style>
    <style:style style:name="ro102" style:family="table-row">
      <style:table-row-properties style:row-height="3.098in" fo:break-before="auto" style:use-optimal-row-height="true"/>
    </style:style>
    <style:style style:name="ro103" style:family="table-row">
      <style:table-row-properties style:row-height="2.2256in" fo:break-before="auto" style:use-optimal-row-height="true"/>
    </style:style>
    <style:style style:name="ro104" style:family="table-row">
      <style:table-row-properties style:row-height="2.0744in" fo:break-before="auto" style:use-optimal-row-height="true"/>
    </style:style>
    <style:style style:name="ro112" style:family="table-row">
      <style:table-row-properties style:row-height="2.9465in" fo:break-before="auto" style:use-optimal-row-height="true"/>
    </style:style>
    <style:style style:name="ro113" style:family="table-row">
      <style:table-row-properties style:row-height="2.3409in" fo:break-before="auto" style:use-optimal-row-height="true"/>
    </style:style>
    <style:style style:name="ro114" style:family="table-row">
      <style:table-row-properties style:row-height="1.5846in" fo:break-before="auto" style:use-optimal-row-height="true"/>
    </style:style>
    <style:style style:name="ro115" style:family="table-row">
      <style:table-row-properties style:row-height="1.8425in" fo:break-before="auto" style:use-optimal-row-height="true"/>
    </style:style>
    <style:style style:name="ro116" style:family="table-row">
      <style:table-row-properties style:row-height="1.9228in" fo:break-before="auto" style:use-optimal-row-height="true"/>
    </style:style>
    <style:style style:name="ro117" style:family="table-row">
      <style:table-row-properties style:row-height="1.7362in" fo:break-before="auto" style:use-optimal-row-height="true"/>
    </style:style>
    <style:style style:name="ro118" style:family="table-row">
      <style:table-row-properties style:row-height="2.154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style:text-position=""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82" style:family="table-cell" style:parent-style-name="Default" style:data-style-name="N100">
      <style:table-cell-properties fo:wrap-option="wrap"/>
      <style:text-properties style:text-position=""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9" style:family="table-cell" style:parent-style-name="Default" style:data-style-name="N100">
      <style:table-cell-properties fo:wrap-option="wrap"/>
      <style:text-properties style:text-position=""/>
    </style:style>
    <style:style style:name="ce50"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52" style:family="table-cell" style:parent-style-name="Default" style:data-style-name="N100">
      <style:table-cell-properties style:text-align-source="value-type" style:repeat-content="false" fo:wrap-option="wrap"/>
      <style:text-properties style:text-position=""/>
    </style:style>
    <style:style style:name="ce53" style:family="table-cell" style:parent-style-name="Default" style:data-style-name="N100">
      <style:table-cell-properties fo:wrap-option="wrap" fo:padding-bottom="0.0193in" fo:padding-left="0.0138in" fo:padding-right="0.0138in" fo:padding-top="0.0193in"/>
      <style:text-properties style:text-position=""/>
    </style:style>
    <style:style style:name="ce5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64" style:family="table-cell" style:parent-style-name="Default">
      <style:table-cell-properties fo:wrap-option="wrap"/>
      <style:text-properties style:text-position=""/>
    </style:style>
    <style:style style:name="ce65" style:family="table-cell" style:parent-style-name="Default" style:data-style-name="N100">
      <style:table-cell-properties style:text-align-source="fix" style:repeat-content="false" fo:wrap-option="wrap"/>
      <style:paragraph-properties fo:text-align="start"/>
      <style:text-properties style:text-position=""/>
    </style:style>
    <style:style style:name="ce68" style:family="table-cell" style:parent-style-name="Default" style:data-style-name="N100">
      <style:table-cell-properties fo:wrap-option="wrap"/>
      <style:text-properties style:text-position=""/>
    </style:style>
    <style:style style:name="ce85" style:family="table-cell" style:parent-style-name="Default" style:data-style-name="N100">
      <style:table-cell-properties fo:wrap-option="no-wrap"/>
      <style:text-properties style:text-position=""/>
    </style:style>
    <style:style style:name="ce86" style:family="table-cell" style:parent-style-name="Default">
      <style:table-cell-properties style:text-align-source="fix" style:repeat-content="false" fo:wrap-option="wrap"/>
      <style:paragraph-properties fo:text-align="start"/>
      <style:text-properties style:text-position=""/>
    </style:style>
    <style:style style:name="ce87" style:family="table-cell" style:parent-style-name="Default" style:data-style-name="N100">
      <style:table-cell-properties fo:wrap-option="wrap" fo:padding-bottom="0.0193in" fo:padding-left="0.0138in" fo:padding-right="0.0138in" fo:padding-top="0.0193in"/>
      <style:text-properties style:text-position=""/>
    </style:style>
    <style:style style:name="ce88" style:family="table-cell" style:parent-style-name="Default">
      <style:table-cell-properties fo:wrap-option="wrap" fo:padding-bottom="0.0193in" fo:padding-left="0.0138in" fo:padding-right="0.0138in" fo:padding-top="0.0193in"/>
      <style:text-properties style:text-position=""/>
    </style:style>
    <style:style style:name="ce7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73" style:family="table-cell" style:parent-style-name="Default" style:data-style-name="N100">
      <style:table-cell-properties fo:wrap-option="wrap"/>
    </style:style>
    <style:style style:name="ce74" style:family="table-cell" style:parent-style-name="Default" style:data-style-name="N100">
      <style:table-cell-properties style:text-align-source="fix" style:repeat-content="false" fo:wrap-option="wrap"/>
      <style:paragraph-properties fo:text-align="start"/>
    </style:style>
    <style:style style:name="ce75"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76"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92"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93" style:family="table-cell" style:parent-style-name="Default" style:data-style-name="N100">
      <style:table-cell-properties fo:wrap-option="wrap"/>
      <style:text-properties style:font-name="Arial" style:font-name-asian="Arial Unicode MS1" style:font-name-complex="Arial Unicode MS1"/>
    </style:style>
    <style:style style:name="ce94" style:family="table-cell" style:parent-style-name="Default" style:data-style-name="N100">
      <style:table-cell-properties fo:background-color="transparent" fo:wrap-option="wrap"/>
    </style:style>
    <style:style style:name="ce95" style:family="table-cell" style:parent-style-name="Default">
      <style:table-cell-properties fo:wrap-option="wrap" fo:padding-bottom="0.0193in" fo:padding-left="0.0138in" fo:padding-right="0.0138in" fo:padding-top="0.0193in"/>
    </style:style>
    <style:style style:name="ce96"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97" style:family="table-cell" style:parent-style-name="Default">
      <style:table-cell-properties fo:wrap-option="wrap"/>
    </style:style>
    <style:style style:name="ce98"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T1" style:family="text">
      <style:text-properties fo:font-weight="bold" style:font-weight-asian="bold" style:font-weight-complex="bold"/>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5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54" style:family="text">
      <style:text-properties fo:font-size="12pt" style:font-size-asian="12pt" style:font-size-complex="12pt"/>
    </style:style>
    <style:style style:name="T55" style:family="text">
      <style:text-properties style:font-name="Arial" fo:font-size="10pt" style:font-name-asian="Arial Unicode MS" style:font-size-asian="10pt" style:font-name-complex="Arial Unicode MS" style:font-size-complex="10pt"/>
    </style:style>
    <style:style style:name="T56"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57" style:family="text">
      <style:text-properties style:font-name="Arial" fo:font-size="8pt" style:font-name-asian="Arial" style:font-size-asian="8pt" style:font-name-complex="Arial" style:font-size-complex="4.59999990463257pt"/>
    </style:style>
    <style:style style:name="T67"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68" style:family="text">
      <style:text-properties style:font-name="Arial Unicode MS" fo:font-size="10pt" style:font-name-asian="Arial Unicode MS" style:font-size-asian="10pt" style:font-name-complex="Arial Unicode MS" style:font-size-complex="10pt"/>
    </style:style>
    <style:style style:name="T69"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0"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71" style:family="text">
      <style:text-properties fo:font-size="10pt" style:font-name-asian="Arial Unicode MS" style:font-size-asian="10pt" style:font-name-complex="Arial Unicode MS" style:font-size-complex="10pt"/>
    </style:style>
  </office:automatic-styles>
  <office:body>
    <office:spreadsheet>
      <table:table table:name="MTF and Time Factors" table:style-name="ta1">
        <table:table-column table:style-name="co85" table:default-cell-style-name="ce73"/>
        <table:table-column table:style-name="co95" table:default-cell-style-name="ce73"/>
        <table:table-column table:style-name="co3" table:default-cell-style-name="ce73"/>
        <table:table-column table:style-name="co4" table:default-cell-style-name="ce73"/>
        <table:table-column table:style-name="co96" table:default-cell-style-name="ce73"/>
        <table:table-column table:style-name="co97" table:default-cell-style-name="ce73"/>
        <table:table-row table:style-name="ro68">
          <table:table-cell table:style-name="Default" office:value-type="string">
            <text:p>Excerpts where the words “master”, “fact”, or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75">
          <table:table-cell table:style-name="Default" office:value-type="string">
            <text:p>Sum: 69 + 141 + 208 + 407 = <text:span text:style-name="T1">825</text:span>. <text:s/>[Note: 825 / 25 = <text:span text:style-name="T23">33</text:span>. <text:s/>Robert=33, Walter=25.]</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number-rows-repeated="3">
          <table:table-cell table:style-name="Default" table:number-columns-repeated="5"/>
          <table:table-cell/>
        </table:table-row>
        <table:table-row table:style-name="ro69">
          <table:table-cell table:style-name="ce72" office:value-type="string">
            <text:p>Chapter</text:p>
          </table:table-cell>
          <table:table-cell table:style-name="ce72" office:value-type="string">
            <text:p>Page</text:p>
          </table:table-cell>
          <table:table-cell table:style-name="ce72" office:value-type="string">
            <text:p>Timestamp given</text:p>
          </table:table-cell>
          <table:table-cell table:style-name="ce72" office:value-type="string">
            <text:p>Actual timestamp</text:p>
          </table:table-cell>
          <table:table-cell table:style-name="ce72" office:value-type="string">
            <text:p>Event</text:p>
          </table:table-cell>
          <table:table-cell table:style-name="ce72" office:value-type="string">
            <text:p>Notes/Comments</text:p>
          </table:table-cell>
        </table:table-row>
        <table:table-row table:style-name="ro78">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79">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80">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81">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55">The word “fact” is the 77th word on the page. <text:s/></text:span></text:p>
            <text:p><text:span text:style-name="T56">TF = 77</text:span><text:span text:style-name="T55"> ? </text:span></text:p>
            <text:p><text:span text:style-name="T55"/></text:p>
            <text:p><text:span text:style-name="T17">The letter that follows talks about a time factor. <text:s/>See next entry in this spreadsheet.</text:span></text:p>
            <text:p><text:span text:style-name="T53"/></text:p>
          </table:table-cell>
        </table:table-row>
        <table:table-row table:style-name="ro82">
          <table:table-cell office:value-type="string">
            <text:p>6</text:p>
          </table:table-cell>
          <table:table-cell office:value-type="string">
            <text:p>62</text:p>
          </table:table-cell>
          <table:table-cell table:style-name="ce75" office:value-type="string">
            <text:p>January 15, 1927</text:p>
          </table:table-cell>
          <table:table-cell/>
          <table:table-cell table:style-name="ce93"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want to use it wisely, together with a little other money I have saved, I feel it is my duty to tell you what I intend to do with it.</text:span></text:p>
            <text:p><text:span text:style-name="T31"/></text:p>
            <text:p><text:span text:style-name="T31">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31"/></text:p>
            <text:p><text:span text:style-name="T31">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32">$500.00</text:span><text:span text:style-name="T31"> which you gave me and another </text:span><text:span text:style-name="T32">$500.00</text:span><text:span text:style-name="T31"> which I have saved up, to buy cotton to hold for the Spring and Summer. I would like to have your opinion of this venture. <text:s/>Assuring you of my appreciation of your 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53"/></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83">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84">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21">TF = 5 ?</text:span></text:p>
            <text:p>“The Palace of Minos” is quoted, using the capital letters, it is 374 = 360 + 14. <text:s/></text:p>
            <text:p>The page number is 77. <text:s/>TF = 77 ?</text:p>
            <text:p>“100 years or 1000 years” is mentioned earlier on the page.</text:p>
          </table:table-cell>
        </table:table-row>
        <table:table-row table:style-name="ro85">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95" office:value-type="string">
            <text:p>See the counts for the quotes and all-caps phrases on this page. <text:s/>It may be that all the quotes in this chapter are giving Time Factors to be used with LOV.</text:p>
          </table:table-cell>
        </table:table-row>
        <table:table-row table:style-name="ro86">
          <table:table-cell/>
          <table:table-cell office:value-type="string">
            <text:p>82</text:p>
          </table:table-cell>
          <table:table-cell table:style-name="ce76"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96" office:value-type="string">
            <text:p>“New York American” is italicized and reduces to 76 in numerology. <text:s/>“New York “American” is again mentioned on page 77. <text:s/>82 – 77 = 5. <text:s/>Time factor of 5?</text:p>
            <text:p><text:span text:style-name="T57"/></text:p>
            <text:p><text:span text:style-name="T67">Fides Intrepida: F = 6, I = 9: TF = 69?</text:span></text:p>
            <text:p><text:span text:style-name="T67">Unwavering Faith: U = 3, F = 6, TF = 36?</text:span></text:p>
            <text:p><text:span text:style-name="T67"/></text:p>
            <text:p><text:span text:style-name="T67">Evil period connected to “fact”: 1926 – 1932 (7 year period). <text:s/>Bad years 1928, 1930, 1932. <text:s/></text:span></text:p>
            <text:p><text:span text:style-name="T67"/></text:p>
            <text:p><text:span text:style-name="T67">Pope is mentioned connected to 266. <text:s/>TF = 266?</text:span></text:p>
            <text:p><text:span text:style-name="T67">Pope connection to pg. 396. <text:s/>396 – 82 = 314. <text:s/>Check to see what distance measurement is used on pg. 396 to confirm. </text:span></text:p>
          </table:table-cell>
        </table:table-row>
        <table:table-row table:style-name="ro90">
          <table:table-cell/>
          <table:table-cell office:value-type="string">
            <text:p>101</text:p>
          </table:table-cell>
          <table:table-cell table:style-name="ce76"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96" office:value-type="string">
            <text:p>Various numbers mentioned on this page, in addition to the number 16. <text:s/>TF = 16 ?</text:p>
            <text:p/>
            <text:p>The time difference between May 7, 1927 and June 9 , 1927 is exactly 33 days. <text:s/>TF = 33?</text:p>
          </table:table-cell>
        </table:table-row>
        <table:table-row table:style-name="ro91">
          <table:table-cell/>
          <table:table-cell office:value-type="string">
            <text:p>140-141 (“fact” mentioned on pg. 141).</text:p>
          </table:table-cell>
          <table:table-cell table:style-name="ce76"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96" office:value-type="string">
            <text:p>141 is 1.414 or sqrt(2).</text:p>
            <text:p/>
            <text:p>Is the station important to the time factor in some way? <text:s/>Also, it appears Lindbergh may be connected to the factor also. <text:s/></text:p>
          </table:table-cell>
        </table:table-row>
        <table:table-row table:style-name="ro92">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3">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97"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4">
          <table:table-cell table:style-name="Default"/>
          <table:table-cell office:value-type="string">
            <text:p>177</text:p>
          </table:table-cell>
          <table:table-cell table:style-name="ce92" office:value-type="string">
            <text:p><text:span text:style-name="T50">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97"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85">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97"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97" office:value-type="string">
            <text:p>Hotel Vanderbilt: H = 8, V = 4. <text:s/>TF = 84?</text:p>
          </table:table-cell>
        </table:table-row>
        <table:table-row table:style-name="ro93">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95">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97"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2">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96">
          <table:table-cell/>
          <table:table-cell office:value-type="string">
            <text:p>201-202. <text:s/>Note: It is pg. 202 that has the word "factor".</text:p>
          </table:table-cell>
          <table:table-cell table:number-columns-repeated="2"/>
          <table:table-cell table:style-name="ce9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97">
          <table:table-cell/>
          <table:table-cell office:value-type="string">
            <text:p>205</text:p>
          </table:table-cell>
          <table:table-cell table:number-columns-repeated="2"/>
          <table:table-cell table:style-name="ce94"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68"/></text:p>
            <text:p><text:span text:style-name="T68">pg. 208 = 52 * 4</text:span></text:p>
          </table:table-cell>
        </table:table-row>
        <table:table-row table:style-name="ro98">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97"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99">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97"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100">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97"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01">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97"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100">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97" office:value-type="string">
            <text:p>Emphasis on “ring” and “beautiful”. <text:s/></text:p>
            <text:p>(Probably Christmas).</text:p>
          </table:table-cell>
        </table:table-row>
        <table:table-row table:style-name="ro102">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97" office:value-type="string">
            <text:p>RG's speech has 342 words. <text:s/>TF = 342 ?</text:p>
            <text:p>342 = 18 * 19</text:p>
            <text:p>342 = 6 * 57</text:p>
            <text:p/>
            <text:p>Holy Trinity: <text:s/>TF = 3 ? </text:p>
          </table:table-cell>
        </table:table-row>
        <table:table-row table:style-name="ro103">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97"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04">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97"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80">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97"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12">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97" office:value-type="string">
            <text:p>Attack on San Francisco happened on pg. 290.</text:p>
            <text:p/>
            <text:p>What is the “age of the young men”? <text:s/>Anything to do with RG's 21st or 22nd birthday? <text:s/></text:p>
          </table:table-cell>
        </table:table-row>
        <table:table-row table:style-name="ro113">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97" office:value-type="string">
            <text:p>Possible repeat of: </text:p>
            <text:p>1) Los Angeles</text:p>
            <text:p>2) San Francisco</text:p>
            <text:p>3) Portland</text:p>
            <text:p>4) Seattle</text:p>
            <text:p/>
            <text:p>Loss of “Pacific Coast”: P=7, C=3: TF = 73?</text:p>
            <text:p/>
          </table:table-cell>
        </table:table-row>
        <table:table-row table:style-name="ro85">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97" office:value-type="string">
            <text:p>1917 – 1812 = 105. <text:s/>TF = 105 ?</text:p>
            <text:p>Layfayette: L=3. <text:s/>105 * 3 = 315. <text:s/>TF = 315?</text:p>
            <text:p>Canada: C=3. <text:s/></text:p>
          </table:table-cell>
        </table:table-row>
        <table:table-row table:style-name="ro85">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97" office:value-type="string">
            <text:p>Nation's birthday: July 4.</text:p>
            <text:p/>
            <text:p>“The Nation's”: T=2, N=5: <text:s/>TF = <text:span text:style-name="T1">25</text:span> ?</text:p>
            <text:p/>
            <text:p>155th anniversary: TF = 155 ?</text:p>
            <text:p/>
            <text:p>Declaration of Independence: D=4, I=9: TF = 49 ?</text:p>
            <text:p/>
            <text:p><text:span text:style-name="T69">Declaration of Independence (letter count):</text:span></text:p>
            <text:p><text:span text:style-name="T69">11 + 2 + 12 =</text:span><text:span text:style-name="T70"> </text:span><text:span text:style-name="T69">25. <text:s text:c="2"/>TF <text:s/>= </text:span><text:span text:style-name="T70">25</text:span><text:span text:style-name="T69"> ? </text:span></text:p>
            <text:p><text:span text:style-name="T69">155 – 25 = 130. <text:s/>TF = 130 ?</text:span></text:p>
          </table:table-cell>
        </table:table-row>
        <table:table-row table:style-name="ro79">
          <table:table-cell/>
          <table:table-cell table:style-name="ce74"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85">
          <table:table-cell/>
          <table:table-cell table:style-name="ce74"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14">
          <table:table-cell/>
          <table:table-cell table:style-name="ce74"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85">
          <table:table-cell/>
          <table:table-cell table:style-name="ce74"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115">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ammunition."</text:span></text:p>
          </table:table-cell>
          <table:table-cell/>
        </table:table-row>
        <table:table-row table:style-name="ro100">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68">5 + 5 + 7 = 17.</text:span></text:p>
            <text:p><text:span text:style-name="T68">5 + 5 + 7 + 7 = 24.</text:span></text:p>
            <text:p><text:span text:style-name="T68">5 + 5 + 7 + 2 + 7 = 26.</text:span></text:p>
            <text:p><text:span text:style-name="T53"/></text:p>
            <text:p><text:span text:style-name="T68">“</text:span><text:span text:style-name="T68">Tunnel thru the Air”: T=2, A=1: TF = 21 ?</text:span></text:p>
            <text:p><text:span text:style-name="T68">“</text:span><text:span text:style-name="T68">Tunnel thru the Air” (letter counts): 16. <text:s/>TF = 16 ?</text:span></text:p>
          </table:table-cell>
        </table:table-row>
        <table:table-row table:style-name="ro94">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16">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85">
          <table:table-cell/>
          <table:table-cell office:value-type="string">
            <text:p>345-346 (“factory” mentioned on pg. 346).</text:p>
          </table:table-cell>
          <table:table-cell table:style-name="ce93"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95">
          <table:table-cell/>
          <table:table-cell office:value-type="string">
            <text:p>348-349 (“fact” mentioned on pg. 349).</text:p>
          </table:table-cell>
          <table:table-cell table:style-name="ce93"/>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79">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93">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9">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93">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113">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3">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100">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21">same fate had befallen them as at the attack on Detroit</text:span>; that the Americans certainly had something by which they were destroying every ship and plane which attacked them. <text:s/>This was unusual and unheard of. The <text:span text:style-name="T23">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103">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3">facts</text:span> of the attack upon New York City and if all enemy planes had been destroyed. Supreme Commander Gordon told the President that it was a <text:span text:style-name="T23">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117">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3">fact</text:span> that two men and a lone woman could accomplish such a feat. Supreme Commander Gordon then said: “Mr. <text:s/>President, your greatest sight is yet to come."</text:p>
          </table:table-cell>
          <table:table-cell/>
        </table:table-row>
        <table:table-row table:style-name="ro117">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3">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118">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98" office:value-type="string">
            <text:p><text:span text:style-name="T71">Radio message (word count): </text:span></text:p>
            <text:p><text:span text:style-name="T71">3 + 16 + 12 = 31. <text:s/>TF = 31 ?</text:span></text:p>
            <text:p><text:span text:style-name="T71">Radio message (letter count): 132. <text:s/>TF = 132 ?</text:span></text:p>
            <text:p><text:span text:style-name="T71">Radio message (line count): 3. <text:s/>TF = 3 ?</text:span></text:p>
          </table:table-cell>
        </table:table-row>
        <table:table-row table:style-name="ro117">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3">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98" office:value-type="string">
            <text:p>Verse quote: </text:p>
            <text:p>10 + 9 + 21 = 40. <text:s/>TF = 40 ?</text:p>
            <text:p>109 + 21 = 130. <text:s/>TF = 130 ?</text:p>
            <text:p/>
            <text:p>Quote of Ezekiel has 101 words. <text:s/></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499">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31">00/00/0000</text:date>, <text:time style:data-style-name="N2" text:time-value="0000-00-00T16:19: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3-07-31T16:20:40</dc:date>
    <meta:editing-duration>P16DT4H16M55S</meta:editing-duration>
    <meta:editing-cycles>292</meta:editing-cycles>
    <meta:generator>LibreOffice/3.6$Linux_X86_64 LibreOffice_project/360m1$Build-304</meta:generator>
    <dc:creator>Ryan </dc:creator>
    <meta:document-statistic meta:table-count="16" meta:cell-count="1423" meta:object-count="0"/>
  </office:meta>
</office:document-meta>
</file>